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3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 : </text:p>
          </table:table-cell>
          <table:table-cell table:style-name="ce10" office:value-type="date" office:date-value="2020-07-28" calcext:value-type="date">
            <text:p>07-28-20</text:p>
          </table:table-cell>
          <table:table-cell table:style-name="ce16"/>
          <table:table-cell table:style-name="ce17" office:value-type="string" calcext:value-type="string">
            <text:p>JOUR:</text:p>
          </table:table-cell>
          <table:table-cell table:style-name="ce16" table:number-columns-repeated="2"/>
          <table:table-cell table:style-name="ce17" office:value-type="string" calcext:value-type="string">
            <text:p>NOM: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FUNTIONALITE :</text:p>
          </table:table-cell>
          <table:table-cell office:value-type="string" calcext:value-type="string">
            <text:p>Page d accueil Principal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IFICULTE:</text:p>
          </table:table-cell>
          <table:table-cell table:style-name="ce11" office:value-type="string" calcext:value-type="string">
            <text:p>separer les composants et les containers </text:p>
          </table:table-cell>
          <table:table-cell table:style-name="ce11" table:number-columns-repeated="6"/>
          <table:table-cell table:style-name="ce22"/>
          <table:table-cell table:number-columns-repeated="1014"/>
        </table:table-row>
        <table:table-row table:style-name="ro1">
          <table:table-cell/>
          <table:table-cell table:style-name="ce4"/>
          <table:table-cell office:value-type="string" calcext:value-type="string">
            <text:p>Faire les <text:s/>Pull requests et creation des branches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7-29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Faire les footer et header qui vont <text:s/>apparaitre dans toute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1">
          <table:table-cell/>
          <table:table-cell table:style-name="ce4"/>
          <table:table-cell office:value-type="string" calcext:value-type="string">
            <text:p>afficher la login <text:s text:c="2"/>popup <text:s/>avec <text:s/>les modal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jours probleme de git <text:s/>et faire <text:s text:c="2"/>difficulte a <text:s/>mettre tout les partie de code ensemble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4" office:value-type="string" calcext:value-type="string">
            <text:p>07-30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Recuperer les donnees <text:s/>saisi par lutulisateur et faire un test <text:s/>sur les donne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t fonctionne bien pour le moment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5" office:value-type="string" calcext:value-type="string">
            <text:p>08-2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Adapter la navbar <text:s text:c="2"/>avec <text:s/>toutes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8-4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les fonctions connections <text:s/>et deconnections 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-</number:text>
      <number:day number:style="long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0-08-06T08:32:08.101000000</dc:date>
    <meta:editing-cycles>8</meta:editing-cycles>
    <meta:editing-duration>PT5H42M4S</meta:editing-duration>
    <meta:generator>LibreOffice/6.1.4.2$Windows_X86_64 LibreOffice_project/9d0f32d1f0b509096fd65e0d4bec26ddd1938fd3</meta:generator>
    <meta:document-statistic meta:table-count="1" meta:cell-count="95" meta:object-count="0"/>
  </office:meta>
</office:document-meta>
</file>